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cture.cpp</text:p>
      <text:p text:style-name="P2"/>
      <text:p text:style-name="P3">This file has a black and white image in the headerfile. It is stored in xbm format. It is shown for 4 seconds before the program runs.</text:p>
      <text:p text:style-name="P3"/>
      <text:p text:style-name="P3"/>
      <text:p text:style-name="P3">The member function is <text:span text:style-name="T1">pic()</text:span> that draws the picture.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13:34:32</meta:creation-date>
    <dc:date>2012-11-11T13:36:14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" meta:word-count="37" meta:character-count="199" meta:non-whitespace-character-count="164"/>
  </office:meta>
</office:document-meta>
</file>